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59H51M00S" calcext:value-type="time">
            <text:p>59:51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Ads, givenPrizes and registeredPrizes methods and rename to availablePrizes</text:p>
          </table:table-cell>
          <table:table-cell table:formula="of:=[.C30]-[.B30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Format API outputs and last API calls from admin frontend</text:p>
          </table:table-cell>
          <table:table-cell table:formula="of:=[.C31]-[.B31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Delete Ad and remove file from assets</text:p>
          </table:table-cell>
          <table:table-cell table:formula="of:=[.C32]-[.B32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Edit AvailablePrize</text:p>
          </table:table-cell>
          <table:table-cell table:formula="of:=[.C33]-[.B3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Validação e questões sobre o projeto</text:p>
          </table:table-cell>
          <table:table-cell table:formula="of:=[.C34]-[.B34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11M00S" calcext:value-type="time">
            <text:p>16:11:00</text:p>
          </table:table-cell>
          <table:table-cell office:value-type="string" calcext:value-type="string">
            <text:p>API Validation</text:p>
          </table:table-cell>
          <table:table-cell table:formula="of:=[.C35]-[.B35]" office:value-type="time" office:time-value="PT01H46M00S" calcext:value-type="time">
            <text:p>01:46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Admin validators and fix date formatting issues</text:p>
          </table:table-cell>
          <table:table-cell table:formula="of:=[.C36]-[.B36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3H40M00S" calcext:value-type="time">
            <text:p>13:40:00</text:p>
          </table:table-cell>
          <table:table-cell office:value-type="string" calcext:value-type="string">
            <text:p>CreateAd frontend</text:p>
          </table:table-cell>
          <table:table-cell table:formula="of:=[.C37]-[.B37]" office:value-type="time" office:time-value="PT01H20M00S" calcext:value-type="time">
            <text:p>01:2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1:00:13.01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1-13T13:39:28.745000000</dc:date>
    <meta:editing-duration>P2DT1H10M8S</meta:editing-duration>
    <meta:editing-cycles>28</meta:editing-cycles>
    <meta:generator>LibreOffice/7.2.4.1$Windows_X86_64 LibreOffice_project/27d75539669ac387bb498e35313b970b7fe9c4f9</meta:generator>
    <meta:document-statistic meta:table-count="1" meta:cell-count="186" meta:object-count="0"/>
  </office:meta>
</office:document-meta>
</file>